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style:style>
    <style:style style:name="P3" style:family="paragraph" style:parent-style-name="Standard" style:list-style-name="L1">
      <style:text-properties style:font-name="Calibri"/>
    </style:style>
    <style:style style:name="P4" style:family="paragraph" style:parent-style-name="Standard" style:list-style-name="L2">
      <style:text-properties style:font-name="Calibri"/>
    </style:style>
    <style:style style:name="P5" style:family="paragraph" style:parent-style-name="Standard" style:list-style-name="L3">
      <style:text-properties style:font-name="Calibri"/>
    </style:style>
    <style:style style:name="P6" style:family="paragraph" style:parent-style-name="Standard" style:list-style-name="L4">
      <style:text-properties style:font-name="Calibri"/>
    </style:style>
    <style:style style:name="P7" style:family="paragraph" style:parent-style-name="Standard" style:list-style-name="L5">
      <style:text-properties style:font-name="Calibri"/>
    </style:style>
    <style:style style:name="P8" style:family="paragraph" style:parent-style-name="Standard" style:list-style-name="L6">
      <style:text-properties style:font-name="Calibri"/>
    </style:style>
    <style:style style:name="P9" style:family="paragraph" style:parent-style-name="Standard" style:list-style-name="L7">
      <style:text-properties style:font-name="Calibri"/>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nemis : Gardes (3 niveaux).</text:p>
      <text:p text:style-name="P1"/>
      <text:p text:style-name="P1">Thanor :T</text:p>
      <text:p text:style-name="P1">Chef de la résistance:C</text:p>
      <text:p text:style-name="P1"/>
      <text:p text:style-name="P1"/>
      <text:p text:style-name="P1">Introduction:</text:p>
      <text:p text:style-name="P1"><text:tab/>Un citoyen : Nous voulons voir Belod!</text:p>
      <text:p text:style-name="P1"><text:tab/>Un garde : Rentrez chez vous et il n'y aura aucun blessé!</text:p>
      <text:p text:style-name="P1"><text:tab/>Le citoyen attaque le garde et se fait tuer.</text:p>
      <text:p text:style-name="P1"/>
      <text:p text:style-name="P1"><text:tab/>Un autre citoyen : Ils ont tué notre frère! Ne laissons pas ce crime impuni!</text:p>
      <text:p text:style-name="P1"><text:tab/>La bataille éclate entre les citoyens et la garde.</text:p>
      <text:p text:style-name="P1"/>
      <text:p text:style-name="P1"><text:tab/>Thanor : Je n'ai pas de temps à perdre.</text:p>
      <text:p text:style-name="P1">L'objectif devient le PNJ1</text:p>
      <text:p text:style-name="P1"/>
      <text:p text:style-name="P1">PNJ1 :</text:p>
      <text:list xml:id="list38483864" text:style-name="L1">
        <text:list-item>
          <text:p text:style-name="P3">C : Vous là! Pour qui vous battez-vous?</text:p>
        </text:list-item>
        <text:list-item>
          <text:p text:style-name="P3">T : Pour moi.</text:p>
        </text:list-item>
        <text:list-item>
          <text:p text:style-name="P3">C : ...</text:p>
          <text:p text:style-name="P3">Contre qui vous battez-vous alors?</text:p>
        </text:list-item>
        <text:list-item>
          <text:p text:style-name="P3">T : Belod. J'ai une vengeance à mener. Et vous pourquoi vous battez-vous?</text:p>
        </text:list-item>
        <text:list-item>
          <text:p text:style-name="P3">C : Pour regagner ce qui nous appartient. Les habitants du Chapeau vivent tranquillement du labeur des mineurs et des artisans. Il est temps d'inverser les rôles. Je suis Lanka, et je dirige l'attaque contre Belod.</text:p>
        </text:list-item>
        <text:list-item>
          <text:p text:style-name="P3">T : Nous avons un ennemi commun alors.</text:p>
        </text:list-item>
      </text:list>
      <text:p text:style-name="P1">A partir de là, le chef de la résistance nous suit dans le niveau.</text:p>
      <text:p text:style-name="P1"/>
      <text:p text:style-name="P1"/>
      <text:p text:style-name="P1">PNJ2 (un garde blessé)</text:p>
      <text:list xml:id="list38489460" text:style-name="L2">
        <text:list-item>
          <text:p text:style-name="P4">T : Dis moi où est Belod et ta mort sera moins lente.</text:p>
        </text:list-item>
        <text:list-item>
          <text:p text:style-name="P4">PNJ : Je... Je n'en sais rien je vous le jure!</text:p>
        </text:list-item>
        <text:list-item>
          <text:p text:style-name="P4">T : Tu ne me sers à rien alors.</text:p>
        </text:list-item>
      </text:list>
      <text:p text:style-name="P1">Une animation nous montre que le héros tue le garde.</text:p>
      <text:p text:style-name="P1"/>
      <text:p text:style-name="P1">PNJ3 (un allié de la résistance)</text:p>
      <text:list xml:id="list38495149" text:style-name="L3">
        <text:list-item>
          <text:p text:style-name="P5">C : Mon ami! Quelles nouvelles des informateurs?</text:p>
        </text:list-item>
        <text:list-item>
          <text:p text:style-name="P5">PNJ : On a peut être localisé Belod. Il serait ici même dans l'Anneau, dirigeant ses troupes depuis l'entrepôt d'armes.</text:p>
        </text:list-item>
        <text:list-item>
          <text:p text:style-name="P5">C : Beau travail! Il aura mal choisi son endroit pour se cacher.</text:p>
        </text:list-item>
        <text:list-item>
          <text:p text:style-name="P5">T : Il aura mal choisi son endroit pour mourrir.</text:p>
        </text:list-item>
      </text:list>
      <text:p text:style-name="P1"/>
      <text:p text:style-name="P1">Avant-boss:</text:p>
      <text:list xml:id="list38496522" text:style-name="L4">
        <text:list-item>
          <text:p text:style-name="P6">C : Nous y voila. Allons affronter Belod.</text:p>
        </text:list-item>
      </text:list>
      <text:p text:style-name="P1">Une animation nous montre que le héros tue le chef de la résistance.</text:p>
      <text:list xml:id="list38490761" text:style-name="L5">
        <text:list-item>
          <text:p text:style-name="P7">T : JE vais affronter Belod</text:p>
        </text:list-item>
      </text:list>
      <text:p text:style-name="P1"/>
      <text:p text:style-name="P1"><text:soft-page-break/>Boss (Belod, qui a une grosse armure pour compenser le fait qu'il soit vieux):</text:p>
      <text:list xml:id="list38499386" text:style-name="L6">
        <text:list-item>
          <text:p text:style-name="P8">Alors tu es revenu jusqu'ici, pour moi. Je suis flatté.</text:p>
        </text:list-item>
        <text:list-item>
          <text:p text:style-name="P8">Pourquoi avoir voulu m'éliminer?</text:p>
        </text:list-item>
        <text:list-item>
          <text:p text:style-name="P8">Tu commençais à poser des questions, sur des sujets qui te dépassent.</text:p>
        </text:list-item>
        <text:list-item>
          <text:p text:style-name="P8">... Le changement d'attitude des mineurs... Et je devais mourrir juste pour ça? Qu'est-ce tu me caches?</text:p>
        </text:list-item>
        <text:list-item>
          <text:p text:style-name="P8">Peu importe à présent. Un seul de nous ressortira d'ici.</text:p>
        </text:list-item>
      </text:list>
      <text:p text:style-name="P1"/>
      <text:p text:style-name="P1">Après-boss:</text:p>
      <text:list xml:id="list38500089" text:style-name="L7">
        <text:list-item>
          <text:p text:style-name="P9">Dis moi la vérité vieil homme.</text:p>
        </text:list-item>
        <text:list-item>
          <text:p text:style-name="P9">Nous n'avions pas le choix... Pour notre survie, à tous...</text:p>
        </text:list-item>
        <text:list-item>
          <text:p text:style-name="P9">Qui ça nous? Qu'avez-vous fait?!</text:p>
        </text:list-item>
        <text:list-item>
          <text:p text:style-name="P9">Tout vient d'au-dessus...</text:p>
        </text:list-item>
        <text:list-item>
          <text:p text:style-name="P9">Le Chapeau. Je crois que j'ai encore quelques personnes à questionner.</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59M38S</meta:editing-duration>
    <meta:editing-cycles>9</meta:editing-cycles>
    <meta:generator>OpenOffice.org/3.3$Win32 OpenOffice.org_project/330m20$Build-9567</meta:generator>
    <dc:date>2013-11-24T18:43:15.01</dc:date>
    <meta:document-statistic meta:table-count="0" meta:image-count="0" meta:object-count="0" meta:page-count="2" meta:paragraph-count="46" meta:word-count="431" meta:character-count="2206"/>
    <meta:user-defined meta:name="Info 1"/>
    <meta:user-defined meta:name="Info 2"/>
    <meta:user-defined meta:name="Info 3"/>
    <meta:user-defined meta:name="Info 4"/>
  </office:meta>
</office:document-meta>
</file>